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2C3000002C3E6091A059954F616.png" manifest:media-type="image/png"/>
  <manifest:file-entry manifest:full-path="Pictures/10000108000067750000677551EAADF474FD5689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index_5f_production_5f_list" style:display-name="index_production_list" style:family="table">
      <style:table-properties style:width="25.599cm" table:align="margins"/>
    </style:style>
    <style:style style:name="index_5f_production_5f_list.A" style:display-name="index_production_list.A" style:family="table-column">
      <style:table-column-properties style:column-width="25.599cm" style:rel-column-width="65535*"/>
    </style:style>
    <style:style style:name="index_5f_plant_5f_list" style:display-name="index_plant_list" style:family="table">
      <style:table-properties style:width="28.721cm" fo:margin-left="-1.028cm" table:align="left"/>
    </style:style>
    <style:style style:name="index_5f_plant_5f_list.A" style:display-name="index_plant_list.A" style:family="table-column">
      <style:table-column-properties style:column-width="0.794cm"/>
    </style:style>
    <style:style style:name="index_5f_plant_5f_list.B" style:display-name="index_plant_list.B" style:family="table-column">
      <style:table-column-properties style:column-width="27.928cm"/>
    </style:style>
    <style:style style:name="index_5f_plant_5f_list" style:display-name="index_plant_list" style:family="table">
      <style:table-properties style:width="28.721cm" fo:margin-left="-1.028cm" table:align="left"/>
    </style:style>
    <style:style style:name="index_5f_plant_5f_list.A" style:display-name="index_plant_list.A" style:family="table-column">
      <style:table-column-properties style:column-width="0.794cm"/>
    </style:style>
    <style:style style:name="index_5f_plant_5f_list.B" style:display-name="index_plant_list.B" style:family="table-column">
      <style:table-column-properties style:column-width="27.928cm"/>
    </style:style>
    <style:style style:name="title" style:family="table">
      <style:table-properties style:width="27.7cm" fo:margin-top="0cm" fo:margin-bottom="0.199cm" table:align="margins"/>
    </style:style>
    <style:style style:name="title.A" style:family="table-column">
      <style:table-column-properties style:column-width="21.246cm" style:rel-column-width="50264*"/>
    </style:style>
    <style:style style:name="title.B" style:family="table-column">
      <style:table-column-properties style:column-width="6.454cm" style:rel-column-width="15271*"/>
    </style:style>
    <style:style style:name="title.A1" style:family="table-cell">
      <style:table-cell-properties fo:padding="0.097cm" fo:border="none"/>
    </style:style>
    <style:style style:name="infos" style:family="table">
      <style:table-properties style:width="27.7cm" table:align="margins"/>
    </style:style>
    <style:style style:name="infos.A" style:family="table-column">
      <style:table-column-properties style:column-width="1.621cm" style:rel-column-width="3835*"/>
    </style:style>
    <style:style style:name="infos.B" style:family="table-column">
      <style:table-column-properties style:column-width="5.175cm" style:rel-column-width="12243*"/>
    </style:style>
    <style:style style:name="infos.C" style:family="table-column">
      <style:table-column-properties style:column-width="4.193cm" style:rel-column-width="9919*"/>
    </style:style>
    <style:style style:name="infos.D" style:family="table-column">
      <style:table-column-properties style:column-width="8.102cm" style:rel-column-width="19167*"/>
    </style:style>
    <style:style style:name="infos.E" style:family="table-column">
      <style:table-column-properties style:column-width="3.42cm" style:rel-column-width="8091*"/>
    </style:style>
    <style:style style:name="infos.F" style:family="table-column">
      <style:table-column-properties style:column-width="5.191cm" style:rel-column-width="12280*"/>
    </style:style>
    <style:style style:name="infos.A1" style:family="table-cell">
      <style:table-cell-properties fo:padding="0.097cm" fo:border-left="0.5pt solid #000000" fo:border-right="none" fo:border-top="0.5pt solid #000000" fo:border-bottom="none"/>
    </style:style>
    <style:style style:name="infos.B1" style:family="table-cell">
      <style:table-cell-properties fo:padding="0.097cm" fo:border-left="none" fo:border-right="none" fo:border-top="0.5pt solid #000000" fo:border-bottom="none"/>
    </style:style>
    <style:style style:name="infos.F1" style:family="table-cell">
      <style:table-cell-properties fo:padding="0.097cm" fo:border-left="none" fo:border-right="0.5pt solid #000000" fo:border-top="0.5pt solid #000000" fo:border-bottom="none"/>
    </style:style>
    <style:style style:name="infos.A2" style:family="table-cell">
      <style:table-cell-properties fo:padding="0.097cm" fo:border-left="0.5pt solid #000000" fo:border-right="none" fo:border-top="none" fo:border-bottom="0.5pt solid #000000"/>
    </style:style>
    <style:style style:name="infos.B2" style:family="table-cell">
      <style:table-cell-properties fo:padding="0.097cm" fo:border-left="none" fo:border-right="none" fo:border-top="none" fo:border-bottom="0.5pt solid #000000"/>
    </style:style>
    <style:style style:name="infos.F2" style:family="table-cell">
      <style:table-cell-properties fo:padding="0.097cm" fo:border-left="none" fo:border-right="0.5pt solid #000000" fo:border-top="none" fo:border-bottom="0.5pt solid #000000"/>
    </style:style>
    <style:style style:name="production_5f_interventions" style:display-name="production_interventions" style:family="table">
      <style:table-properties style:width="27.686cm" table:align="left" style:may-break-between-rows="true"/>
    </style:style>
    <style:style style:name="production_5f_interventions.A" style:display-name="production_interventions.A" style:family="table-column">
      <style:table-column-properties style:column-width="1.7cm"/>
    </style:style>
    <style:style style:name="production_5f_interventions.B" style:display-name="production_interventions.B" style:family="table-column">
      <style:table-column-properties style:column-width="2.997cm"/>
    </style:style>
    <style:style style:name="production_5f_interventions.C" style:display-name="production_interventions.C" style:family="table-column">
      <style:table-column-properties style:column-width="1.499cm"/>
    </style:style>
    <style:style style:name="production_5f_interventions.D" style:display-name="production_interventions.D" style:family="table-column">
      <style:table-column-properties style:column-width="2.902cm"/>
    </style:style>
    <style:style style:name="production_5f_interventions.E" style:display-name="production_interventions.E" style:family="table-column">
      <style:table-column-properties style:column-width="3.007cm"/>
    </style:style>
    <style:style style:name="production_5f_interventions.F" style:display-name="production_interventions.F" style:family="table-column">
      <style:table-column-properties style:column-width="2.295cm"/>
    </style:style>
    <style:style style:name="production_5f_interventions.G" style:display-name="production_interventions.G" style:family="table-column">
      <style:table-column-properties style:column-width="4.796cm"/>
    </style:style>
    <style:style style:name="production_5f_interventions.H" style:display-name="production_interventions.H" style:family="table-column">
      <style:table-column-properties style:column-width="2.103cm"/>
    </style:style>
    <style:style style:name="production_5f_interventions.I" style:display-name="production_interventions.I" style:family="table-column">
      <style:table-column-properties style:column-width="1.095cm"/>
    </style:style>
    <style:style style:name="production_5f_interventions.J" style:display-name="production_interventions.J" style:family="table-column">
      <style:table-column-properties style:column-width="5.292cm"/>
    </style:style>
    <style:style style:name="production_5f_interventions.1" style:display-name="production_interventions.1" style:family="table-row">
      <style:table-row-properties fo:keep-together="always"/>
    </style:style>
    <style:style style:name="production_5f_interventions.A1" style:display-name="production_interventions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roduction_5f_interventions.J1" style:display-name="production_interventions.J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production_5f_interventions.2" style:display-name="production_interventions.2" style:family="table-row">
      <style:table-row-properties style:min-row-height="0.497cm" fo:keep-together="always"/>
    </style:style>
    <style:style style:name="production_5f_interventions.A2" style:display-name="production_intervention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B2" style:display-name="production_interventions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C2" style:display-name="production_interventions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D2" style:display-name="production_interventions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E2" style:display-name="production_interventions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F2" style:display-name="production_interventions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G2" style:display-name="production_interventions.G2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production_5f_intervention_5f_parameter" style:display-name="production_intervention_parameter" style:family="table">
      <style:table-properties style:width="13.286cm" table:align="margins"/>
    </style:style>
    <style:style style:name="production_5f_intervention_5f_parameter.A" style:display-name="production_intervention_parameter.A" style:family="table-column">
      <style:table-column-properties style:column-width="4.8cm" style:rel-column-width="23675*"/>
    </style:style>
    <style:style style:name="production_5f_intervention_5f_parameter.B" style:display-name="production_intervention_parameter.B" style:family="table-column">
      <style:table-column-properties style:column-width="2.099cm" style:rel-column-width="10354*"/>
    </style:style>
    <style:style style:name="production_5f_intervention_5f_parameter.C" style:display-name="production_intervention_parameter.C" style:family="table-column">
      <style:table-column-properties style:column-width="1.095cm" style:rel-column-width="5403*"/>
    </style:style>
    <style:style style:name="production_5f_intervention_5f_parameter.D" style:display-name="production_intervention_parameter.D" style:family="table-column">
      <style:table-column-properties style:column-width="5.292cm" style:rel-column-width="26103*"/>
    </style:style>
    <style:style style:name="production_5f_intervention_5f_parameter.1" style:display-name="production_intervention_parameter.1" style:family="table-row">
      <style:table-row-properties style:min-row-height="0.305cm"/>
    </style:style>
    <style:style style:name="production_5f_intervention_5f_parameter.A1" style:display-name="production_intervention_parameter.A1" style:family="table-cell">
      <style:table-cell-properties style:vertical-align="" fo:padding="0.097cm" fo:border="none"/>
    </style:style>
    <style:style style:name="production_5f_intervention_5f_parameter" style:display-name="production_intervention_parameter" style:family="table">
      <style:table-properties style:width="13.286cm" table:align="margins"/>
    </style:style>
    <style:style style:name="production_5f_intervention_5f_parameter.A" style:display-name="production_intervention_parameter.A" style:family="table-column">
      <style:table-column-properties style:column-width="4.8cm" style:rel-column-width="23675*"/>
    </style:style>
    <style:style style:name="production_5f_intervention_5f_parameter.B" style:display-name="production_intervention_parameter.B" style:family="table-column">
      <style:table-column-properties style:column-width="2.099cm" style:rel-column-width="10354*"/>
    </style:style>
    <style:style style:name="production_5f_intervention_5f_parameter.C" style:display-name="production_intervention_parameter.C" style:family="table-column">
      <style:table-column-properties style:column-width="1.095cm" style:rel-column-width="5403*"/>
    </style:style>
    <style:style style:name="production_5f_intervention_5f_parameter.D" style:display-name="production_intervention_parameter.D" style:family="table-column">
      <style:table-column-properties style:column-width="5.292cm" style:rel-column-width="26103*"/>
    </style:style>
    <style:style style:name="production_5f_intervention_5f_parameter.1" style:display-name="production_intervention_parameter.1" style:family="table-row">
      <style:table-row-properties style:min-row-height="0.305cm"/>
    </style:style>
    <style:style style:name="production_5f_intervention_5f_parameter.A1" style:display-name="production_intervention_parameter.A1" style:family="table-cell">
      <style:table-cell-properties style:vertical-align=""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ato" fo:font-weight="bold" officeooo:rsid="001e717b" officeooo:paragraph-rsid="001e717b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Lato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Lato" fo:font-size="10pt" officeooo:rsid="006bf970" officeooo:paragraph-rsid="006bf970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Lato" fo:font-size="10pt" officeooo:rsid="006d3f9e" officeooo:paragraph-rsid="006d3f9e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Lato" fo:font-size="10pt" officeooo:rsid="0090e6c6" officeooo:paragraph-rsid="0090e6c6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Lato" fo:font-size="10pt" officeooo:rsid="00666535" officeooo:paragraph-rsid="007d9006" style:font-name-asian="DejaVu Sans Mono" style:font-size-asian="8.75pt" style:font-name-complex="Liberation Mono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Lato" fo:font-size="10pt" officeooo:rsid="007d9006" officeooo:paragraph-rsid="007d9006" style:font-name-asian="DejaVu Sans Mono" style:font-size-asian="8.75pt" style:font-name-complex="Liberation Mono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Lato" fo:font-size="10pt" fo:font-weight="bold" officeooo:rsid="005f03be" officeooo:paragraph-rsid="005f03be" style:font-name-asian="DejaVu Sans Mono" style:font-size-asian="8.75pt" style:font-weight-asian="bold" style:font-name-complex="Liberation Mono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ato" fo:font-size="10pt" fo:font-weight="bold" officeooo:rsid="005f03be" officeooo:paragraph-rsid="002cb378" style:font-name-asian="DejaVu Sans Mono" style:font-size-asian="8.75pt" style:font-weight-asian="bold" style:font-name-complex="Liberation Mono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ato" fo:font-size="10pt" fo:font-weight="bold" officeooo:rsid="005f03be" officeooo:paragraph-rsid="007d9006" style:font-name-asian="DejaVu Sans Mono" style:font-size-asian="8.75pt" style:font-weight-asian="bold" style:font-name-complex="Liberation Mono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ato" fo:font-size="10pt" fo:font-weight="bold" officeooo:rsid="007d9006" officeooo:paragraph-rsid="007d9006" style:font-name-asian="DejaVu Sans Mono" style:font-size-asian="8.75pt" style:font-weight-asian="bold" style:font-name-complex="Liberation Mono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ato" fo:font-size="10pt" fo:font-weight="bold" officeooo:rsid="006bf970" officeooo:paragraph-rsid="006bf970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ato" fo:font-size="10pt" fo:font-weight="bold" officeooo:rsid="006d3f9e" officeooo:paragraph-rsid="006d3f9e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ato" fo:font-size="10pt" fo:font-weight="bold" officeooo:rsid="006d3f9e" officeooo:paragraph-rsid="0090e6c6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ato" fo:font-size="6pt" officeooo:rsid="003b66c7" officeooo:paragraph-rsid="003b66c7" style:font-name-asian="DejaVu Sans Mono" style:font-size-asian="6pt" style:font-name-complex="Liberation Mono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Lato" fo:font-size="6pt" officeooo:rsid="003b66c7" officeooo:paragraph-rsid="006e5180" style:font-name-asian="DejaVu Sans Mono" style:font-size-asian="6pt" style:font-name-complex="Liberation Mono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Lato" fo:font-size="6pt" officeooo:rsid="003d9b39" officeooo:paragraph-rsid="006e5180" style:font-name-asian="DejaVu Sans Mono" style:font-size-asian="6pt" style:font-name-complex="Liberation Mono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Lato" fo:font-size="6pt" officeooo:rsid="003fe2f5" officeooo:paragraph-rsid="006e5180" style:font-name-asian="DejaVu Sans Mono" style:font-size-asian="6pt" style:font-name-complex="Liberation Mono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Lato" fo:font-size="6pt" officeooo:rsid="0043526f" officeooo:paragraph-rsid="0043526f" style:font-name-asian="DejaVu Sans Mono" style:font-size-asian="6pt" style:font-name-complex="Liberation Mono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Lato" fo:font-size="6pt" officeooo:rsid="0043526f" officeooo:paragraph-rsid="006e5180" style:font-name-asian="DejaVu Sans Mono" style:font-size-asian="6pt" style:font-name-complex="Liberation Mono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Lato" fo:font-size="6pt" officeooo:rsid="004543ab" officeooo:paragraph-rsid="004543ab" style:font-name-asian="DejaVu Sans Mono" style:font-size-asian="6pt" style:font-name-complex="Liberation Mono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Lato" fo:font-size="6pt" officeooo:rsid="004543ab" officeooo:paragraph-rsid="006e5180" style:font-name-asian="DejaVu Sans Mono" style:font-size-asian="6pt" style:font-name-complex="Liberation Mono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Lato" fo:font-size="6pt" officeooo:rsid="00693f59" officeooo:paragraph-rsid="00693f59" style:font-name-asian="DejaVu Sans Mono" style:font-size-asian="6pt" style:font-name-complex="Liberation Mono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Lato" fo:font-size="6pt" officeooo:rsid="00693f59" officeooo:paragraph-rsid="006e5180" style:font-name-asian="DejaVu Sans Mono" style:font-size-asian="6pt" style:font-name-complex="Liberation Mono" style:font-size-complex="6pt"/>
    </style:style>
    <style:style style:name="P26" style:family="paragraph" style:parent-style-name="Table_20_Contents">
      <style:text-properties style:font-name="Lato" fo:font-size="6pt" officeooo:paragraph-rsid="006e5180" style:font-name-asian="DejaVu Sans Mono" style:font-size-asian="6pt" style:font-name-complex="Liberation Mono" style:font-size-complex="6pt"/>
    </style:style>
    <style:style style:name="P27" style:family="paragraph" style:parent-style-name="Table_20_Contents">
      <style:text-properties style:font-name="Lato" fo:font-size="6pt" officeooo:paragraph-rsid="002cb378" style:font-name-asian="DejaVu Sans Mono" style:font-size-asian="6pt" style:font-name-complex="Liberation Mono" style:font-size-complex="6pt"/>
    </style:style>
    <style:style style:name="P28" style:family="paragraph" style:parent-style-name="Table_20_Contents">
      <style:paragraph-properties fo:text-align="center" style:justify-single-word="false"/>
      <style:text-properties style:font-name="Lato" officeooo:rsid="008de78f" officeooo:paragraph-rsid="008de78f"/>
    </style:style>
    <style:style style:name="P29" style:family="paragraph" style:parent-style-name="Table_20_Contents">
      <style:paragraph-properties fo:text-align="center" style:justify-single-word="false"/>
      <style:text-properties style:font-name="Lato" officeooo:rsid="0090e9c3" officeooo:paragraph-rsid="0090e9c3"/>
    </style:style>
    <style:style style:name="P30" style:family="paragraph" style:parent-style-name="Table_20_Contents">
      <style:paragraph-properties fo:text-align="end" style:justify-single-word="false"/>
      <style:text-properties fo:color="#21409a" style:font-name="Lato" fo:font-size="10pt" officeooo:rsid="004faaf4" officeooo:paragraph-rsid="002cb378" style:font-name-asian="DejaVu Sans Mono" style:font-size-asian="8.75pt" style:font-name-complex="Liberation Mono" style:font-size-complex="10pt"/>
    </style:style>
    <style:style style:name="P31" style:family="paragraph" style:parent-style-name="Table_20_Contents">
      <style:paragraph-properties fo:text-align="start" style:justify-single-word="false"/>
      <style:text-properties fo:color="#21409a" style:font-name="Lato" fo:font-size="10pt" fo:font-weight="bold" officeooo:rsid="00225a04" officeooo:paragraph-rsid="002cb378" style:font-name-asian="DejaVu Sans Mono" style:font-size-asian="8.75pt" style:font-weight-asian="bold" style:font-name-complex="Liberation Mono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21409a" style:font-name="Lato" fo:font-size="10pt" fo:font-weight="normal" officeooo:rsid="00225a04" officeooo:paragraph-rsid="008034db" style:font-name-asian="DejaVu Sans Mono" style:font-size-asian="8.75pt" style:font-weight-asian="normal" style:font-name-complex="Liberation Mono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Lato" fo:font-size="10pt" fo:font-weight="normal" officeooo:rsid="006bf970" officeooo:paragraph-rsid="006bf970" style:font-name-asian="DejaVu Sans Mono" style:font-size-asian="10pt" style:font-weight-asian="normal" style:font-name-complex="Liberation Mono" style:font-size-complex="10pt" style:font-weight-complex="normal"/>
    </style:style>
    <style:style style:name="P34" style:family="paragraph" style:parent-style-name="Table_20_Contents">
      <style:text-properties fo:font-size="16pt" officeooo:rsid="009a6cc9" officeooo:paragraph-rsid="009a6cc9" style:font-size-asian="16pt" style:font-size-complex="16pt"/>
    </style:style>
    <style:style style:name="P35" style:family="paragraph" style:parent-style-name="Header">
      <style:text-properties fo:color="#0066b3"/>
    </style:style>
    <style:style style:name="P36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P37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P38" style:family="paragraph" style:parent-style-name="Table_20_Heading">
      <style:text-properties style:font-name="Lato" fo:font-size="6pt" officeooo:rsid="0025d88c" officeooo:paragraph-rsid="006e5180" style:font-size-asian="6pt" style:font-size-complex="6pt"/>
    </style:style>
    <style:style style:name="P39" style:family="paragraph" style:parent-style-name="Table_20_Heading">
      <style:text-properties style:font-name="Lato" fo:font-size="6pt" officeooo:rsid="0025d88c" officeooo:paragraph-rsid="006e5180" style:font-name-asian="DejaVu Sans Mono" style:font-size-asian="6pt" style:font-name-complex="Liberation Mono" style:font-size-complex="6pt"/>
    </style:style>
    <style:style style:name="P40" style:family="paragraph" style:parent-style-name="Table_20_Heading">
      <style:text-properties style:font-name="Lato" fo:font-size="6pt" officeooo:rsid="005f03be" officeooo:paragraph-rsid="006e5180" style:font-name-asian="DejaVu Sans Mono" style:font-size-asian="6pt" style:font-name-complex="Liberation Mono" style:font-size-complex="6pt"/>
    </style:style>
    <style:style style:name="P41" style:family="paragraph" style:parent-style-name="Table_20_Heading">
      <style:text-properties style:font-name="Lato" fo:font-size="6pt" fo:font-weight="bold" officeooo:rsid="008de78f" officeooo:paragraph-rsid="008de78f" style:font-name-asian="DejaVu Sans Mono" style:font-size-asian="6pt" style:font-weight-asian="bold" style:font-name-complex="Liberation Mono" style:font-size-complex="6pt" style:font-weight-complex="bold"/>
    </style:style>
    <style:style style:name="P42" style:family="paragraph" style:parent-style-name="Table_20_Heading">
      <style:text-properties style:font-name="Lato" fo:font-size="6pt" fo:font-weight="bold" officeooo:rsid="0090e9c3" officeooo:paragraph-rsid="0090e9c3" style:font-name-asian="DejaVu Sans Mono" style:font-size-asian="6pt" style:font-weight-asian="bold" style:font-name-complex="Liberation Mono" style:font-size-complex="6pt" style:font-weight-complex="bold"/>
    </style:style>
    <style:style style:name="P43" style:family="paragraph" style:parent-style-name="Preformatted_20_Text">
      <style:paragraph-properties fo:text-align="start" style:justify-single-word="false" fo:break-before="page"/>
      <style:text-properties style:font-name="Lato" fo:font-size="16pt" fo:font-weight="bold" officeooo:rsid="001e96d6" officeooo:paragraph-rsid="008034db" style:font-size-asian="16pt" style:font-weight-asian="bold" style:font-size-complex="16pt" style:font-weight-complex="bold"/>
    </style:style>
    <style:style style:name="P44" style:family="paragraph" style:parent-style-name="Preformatted_20_Text">
      <style:paragraph-properties fo:text-align="start" style:justify-single-word="false"/>
      <style:text-properties style:font-name="Lato" fo:font-size="16pt" fo:font-weight="bold" officeooo:rsid="008034db" officeooo:paragraph-rsid="008034db" style:font-size-asian="16pt" style:font-weight-asian="bold" style:font-size-complex="16pt" style:font-weight-complex="bold"/>
    </style:style>
    <style:style style:name="P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10pt" fo:font-weight="normal" style:font-name-asian="DejaVu Sans Mono" style:font-size-asian="10pt" style:font-weight-asian="normal" style:font-name-complex="Liberation Mono" style:font-size-complex="10pt" style:font-weight-complex="normal"/>
    </style:style>
    <style:style style:name="P46" style:family="paragraph" style:parent-style-name="Table_20_Content_20_Title">
      <style:paragraph-properties fo:text-align="start" style:justify-single-word="false"/>
      <style:text-properties fo:font-size="11pt" style:font-size-asian="11pt" style:font-size-complex="11pt"/>
    </style:style>
    <style:style style:name="P47" style:family="paragraph" style:parent-style-name="Text_20_body">
      <style:paragraph-properties fo:text-align="center" style:justify-single-word="false"/>
      <style:text-properties style:font-name="Lato" fo:font-size="28pt" fo:font-weight="bold" officeooo:rsid="00a04ab0" officeooo:paragraph-rsid="00a04ab0" style:font-name-asian="Noto Sans CJK SC" style:font-size-asian="28pt" style:font-weight-asian="bold" style:font-name-complex="Lohit Devanagari" style:font-size-complex="28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Lato" fo:font-size="10pt" officeooo:rsid="009d4e0f" officeooo:paragraph-rsid="009d4e0f" style:font-name-asian="DejaVu Sans Mono" style:font-size-asian="8.75pt" style:font-name-complex="Liberation Mono" style:font-size-complex="10pt"/>
    </style:style>
    <style:style style:name="P49" style:family="paragraph" style:parent-style-name="Title">
      <style:text-properties style:font-name="Lato" fo:font-size="28pt" fo:font-weight="bold" officeooo:rsid="00a04ab0" officeooo:paragraph-rsid="00a04ab0" style:font-name-asian="Noto Sans CJK SC" style:font-size-asian="28pt" style:font-weight-asian="bold" style:font-name-complex="Lohit Devanagari" style:font-size-complex="28pt" style:font-weight-complex="bold"/>
    </style:style>
    <style:style style:name="P50" style:family="paragraph" style:parent-style-name="section_5f_title">
      <style:text-properties fo:color="#21409a" style:font-name="Lato" style:text-underline-style="solid" style:text-underline-width="auto" style:text-underline-color="font-color" fo:font-weight="bold" officeooo:rsid="008de78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74587" style:font-weight-asian="normal" style:font-weight-complex="normal"/>
    </style:style>
    <style:style style:name="T3" style:family="text">
      <style:text-properties officeooo:rsid="0126a7d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26a7de" style:font-weight-asian="bold" style:font-weight-complex="bold"/>
    </style:style>
    <style:style style:name="T6" style:family="text">
      <style:text-properties fo:font-weight="bold" officeooo:rsid="00beb5a9" style:font-weight-asian="bold" style:font-weight-complex="bold"/>
    </style:style>
    <style:style style:name="T7" style:family="text">
      <style:text-properties fo:font-weight="bold" officeooo:rsid="00979360" style:font-weight-asian="bold" style:font-weight-complex="bold"/>
    </style:style>
    <style:style style:name="T8" style:family="text">
      <style:text-properties fo:font-weight="bold" officeooo:rsid="00a4603c" style:font-weight-asian="bold" style:font-weight-complex="bold"/>
    </style:style>
    <style:style style:name="T9" style:family="text">
      <style:text-properties fo:font-weight="bold" officeooo:rsid="006bf970" style:font-weight-asian="bold" style:font-weight-complex="bold"/>
    </style:style>
    <style:style style:name="T10" style:family="text">
      <style:text-properties officeooo:rsid="00beb5a9"/>
    </style:style>
    <style:style style:name="T11" style:family="text">
      <style:text-properties officeooo:rsid="0126f94e"/>
    </style:style>
    <style:style style:name="T12" style:family="text">
      <style:text-properties officeooo:rsid="00a4603c"/>
    </style:style>
    <style:style style:name="T13" style:family="text">
      <style:text-properties officeooo:rsid="008131e9"/>
    </style:style>
    <style:style style:name="T14" style:family="text">
      <style:text-properties officeooo:rsid="008291c6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2d104e" style:font-size-asian="12pt" style:font-size-complex="12pt"/>
    </style:style>
    <style:style style:name="T17" style:family="text">
      <style:text-properties fo:font-size="12pt" officeooo:rsid="0082be6b" style:font-size-asian="12pt" style:font-size-complex="12pt"/>
    </style:style>
    <style:style style:name="T18" style:family="text">
      <style:text-properties fo:font-size="12pt" officeooo:rsid="009d4e0f" style:font-size-asian="12pt" style:font-size-complex="12pt"/>
    </style:style>
    <style:style style:name="T19" style:family="text">
      <style:text-properties officeooo:rsid="009d4e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1.117cm" fo:margin-right="0.984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_title">
        <text:p text:style-name="P49">Registre phytosanitaire</text:p>
        <text:p text:style-name="P47">Campagne : [CAMPAIGN_NAME]</text:p>
        <text:section text:style-name="Sect2" text:name="section_index">
          <text:p text:style-name="P44">Productions</text:p>
          <table:table table:name="index_production_list" table:style-name="index_5f_production_5f_list">
            <table:table-column table:style-name="index_5f_production_5f_list.A"/>
            <table:table-row table:style-name="TableLine94450634967392">
              <table:table-cell office:value-type="string">
                <text:p text:style-name="P32"><text:span text:style-name="T19">[PRODUCTION_NAME] </text:span>| <text:span text:style-name="T19">[PRODUCTION_SURFACE_AREA]</text:span> <text:span text:style-name="T13">(</text:span><text:span text:style-name="T19">[PRODUCTION_INTERVENTION_COUNT]</text:span><text:span text:style-name="T13">)</text:span> </text:p>
                <text:section text:style-name="Sect3" text:name="section_index_plant_list">
                  <table:table table:name="index_plant_list" table:style-name="index_5f_plant_5f_list">
                    <table:table-column table:style-name="index_5f_plant_5f_list.A"/>
                    <table:table-column table:style-name="index_5f_plant_5f_list.B"/>
                    <table:table-row table:style-name="TableLine94450636226272">
                      <table:table-cell office:value-type="string">
                        <text:p text:style-name="P45"/>
                      </table:table-cell>
                      <table:table-cell office:value-type="string">
                        <text:p text:style-name="P33"/>
                      </table:table-cell>
                    </table:table-row>
                  </table:table>
                </text:section>
              </table:table-cell>
            </table:table-row>
          </table:table>
          <text:p text:style-name="P44"/>
          <text:p text:style-name="P43"/>
        </text:section>
      </text:section>
      <text:section text:style-name="Sect3" text:name="section_no_interventions">
        <text:p text:style-name="Standard"/>
      </text:section>
      <text:section text:style-name="Sect3" text:name="section_production">
        <table:table table:name="title" table:style-name="title">
          <table:table-column table:style-name="title.A"/>
          <table:table-column table:style-name="title.B"/>
          <table:table-row table:style-name="TableLine94450636236112">
            <table:table-cell table:style-name="title.A1" office:value-type="string">
              <text:p text:style-name="P31"><text:span text:style-name="T18">[PRODUCTION_NAME]</text:span><text:span text:style-name="T15"> | </text:span><text:span text:style-name="T18">[PRODUCTION_SURFACE_AREA]</text:span></text:p>
            </table:table-cell>
            <table:table-cell table:style-name="title.A1" office:value-type="string">
              <text:p text:style-name="P30">Ilot PAC : </text:p>
            </table:table-cell>
          </table:table-row>
        </table:table>
        <table:table table:name="infos" table:style-name="infos">
          <table:table-column table:style-name="infos.A"/>
          <table:table-column table:style-name="infos.B"/>
          <table:table-column table:style-name="infos.C"/>
          <table:table-column table:style-name="infos.D"/>
          <table:table-column table:style-name="infos.E"/>
          <table:table-column table:style-name="infos.F"/>
          <table:table-row table:style-name="TableLine94450636242336">
            <table:table-cell table:style-name="infos.A1" office:value-type="string">
              <text:p text:style-name="P9">Début :</text:p>
            </table:table-cell>
            <table:table-cell table:style-name="infos.B1" office:value-type="string">
              <text:p text:style-name="P48">[STARTED_ON]</text:p>
            </table:table-cell>
            <table:table-cell table:style-name="infos.B1" office:value-type="string">
              <text:p text:style-name="P10">Zone cultivable :</text:p>
            </table:table-cell>
            <table:table-cell table:style-name="infos.B1" office:value-type="string">
              <text:p text:style-name="P48">[CULTIVABLE_ZONE]</text:p>
            </table:table-cell>
            <table:table-cell table:style-name="infos.B1" office:value-type="string">
              <text:p text:style-name="P11"/>
            </table:table-cell>
            <table:table-cell table:style-name="infos.F1" office:value-type="string">
              <text:p text:style-name="P7"/>
            </table:table-cell>
          </table:table-row>
          <table:table-row table:style-name="TableLine94450636254128">
            <table:table-cell table:style-name="infos.A2" office:value-type="string">
              <text:p text:style-name="P10">Fin :</text:p>
            </table:table-cell>
            <table:table-cell table:style-name="infos.B2" office:value-type="string">
              <text:p text:style-name="P48">[STOPPED_ON]</text:p>
            </table:table-cell>
            <table:table-cell table:style-name="infos.B2" office:value-type="string">
              <text:p text:style-name="P11">Espèce :</text:p>
            </table:table-cell>
            <table:table-cell table:style-name="infos.B2" office:value-type="string">
              <text:p text:style-name="P48">[PRODUCTION_NATURE]</text:p>
            </table:table-cell>
            <table:table-cell table:style-name="infos.B2" office:value-type="string">
              <text:p text:style-name="P12"/>
            </table:table-cell>
            <table:table-cell table:style-name="infos.F2" office:value-type="string">
              <text:p text:style-name="P8"/>
            </table:table-cell>
          </table:table-row>
        </table:table>
        <text:section text:style-name="Sect3" text:name="section_production_interventions">
          <text:p text:style-name="section_5f_title"/>
          <table:table table:name="production_interventions" table:style-name="production_5f_interventions">
            <table:table-column table:style-name="production_5f_interventions.A"/>
            <table:table-column table:style-name="production_5f_interventions.B"/>
            <table:table-column table:style-name="production_5f_interventions.C"/>
            <table:table-column table:style-name="production_5f_interventions.D"/>
            <table:table-column table:style-name="production_5f_interventions.E"/>
            <table:table-column table:style-name="production_5f_interventions.F"/>
            <table:table-column table:style-name="production_5f_interventions.G"/>
            <table:table-column table:style-name="production_5f_interventions.H"/>
            <table:table-column table:style-name="production_5f_interventions.I"/>
            <table:table-column table:style-name="production_5f_interventions.J"/>
            <table:table-header-rows>
              <table:table-row table:style-name="production_5f_interventions.1">
                <table:table-cell table:style-name="production_5f_interventions.A1" office:value-type="string">
                  <text:p text:style-name="Table_20_Heading">N° Intervention</text:p>
                </table:table-cell>
                <table:table-cell table:style-name="production_5f_interventions.A1" office:value-type="string">
                  <text:p text:style-name="Table_20_Heading">Nature</text:p>
                </table:table-cell>
                <table:table-cell table:style-name="production_5f_interventions.A1" office:value-type="string">
                  <text:p text:style-name="Table_20_Heading">Date</text:p>
                </table:table-cell>
                <table:table-cell table:style-name="production_5f_interventions.A1" office:value-type="string">
                  <text:p text:style-name="Table_20_Heading">Matériels</text:p>
                </table:table-cell>
                <table:table-cell table:style-name="production_5f_interventions.A1" office:value-type="string">
                  <text:p text:style-name="Table_20_Heading">Main d’oeuvre</text:p>
                </table:table-cell>
                <table:table-cell table:style-name="production_5f_interventions.A1" office:value-type="string">
                  <text:p text:style-name="Table_20_Heading">Zone travaillée</text:p>
                </table:table-cell>
                <table:table-cell table:style-name="production_5f_interventions.A1" office:value-type="string">
                  <text:p text:style-name="Table_20_Heading">Type d’intrant/extrant</text:p>
                </table:table-cell>
                <table:table-cell table:style-name="production_5f_interventions.A1" office:value-type="string">
                  <text:p text:style-name="Table_20_Heading">Quantité</text:p>
                </table:table-cell>
                <table:table-cell table:style-name="production_5f_interventions.A1" office:value-type="string">
                  <text:p text:style-name="Table_20_Heading">IFT</text:p>
                </table:table-cell>
                <table:table-cell table:style-name="production_5f_interventions.J1" office:value-type="string">
                  <text:p text:style-name="Table_20_Heading">Nom du produit</text:p>
                </table:table-cell>
              </table:table-row>
            </table:table-header-rows>
            <table:table-row table:style-name="production_5f_interventions.2">
              <table:table-cell table:style-name="production_5f_interventions.A2" office:value-type="string">
                <text:p text:style-name="P16"/>
              </table:table-cell>
              <table:table-cell table:style-name="production_5f_interventions.B2" office:value-type="string">
                <text:p text:style-name="Table_20_Contents"/>
              </table:table-cell>
              <table:table-cell table:style-name="production_5f_interventions.C2" office:value-type="string">
                <text:p text:style-name="Table_20_Contents"/>
              </table:table-cell>
              <table:table-cell table:style-name="production_5f_interventions.D2" office:value-type="string">
                <text:p text:style-name="Table_20_Contents"/>
              </table:table-cell>
              <table:table-cell table:style-name="production_5f_interventions.E2" office:value-type="string">
                <text:p text:style-name="P20"/>
              </table:table-cell>
              <table:table-cell table:style-name="production_5f_interventions.F2" office:value-type="string">
                <text:p text:style-name="P22"/>
              </table:table-cell>
              <table:table-cell table:style-name="production_5f_interventions.G2" table:number-columns-spanned="4" office:value-type="string">
                <table:table table:name="production_intervention_parameter" table:style-name="production_5f_intervention_5f_parameter">
                  <table:table-column table:style-name="production_5f_intervention_5f_parameter.A"/>
                  <table:table-column table:style-name="production_5f_intervention_5f_parameter.B"/>
                  <table:table-column table:style-name="production_5f_intervention_5f_parameter.C"/>
                  <table:table-column table:style-name="production_5f_intervention_5f_parameter.D"/>
                  <table:table-row table:style-name="production_5f_intervention_5f_parameter.1">
                    <table:table-cell table:style-name="production_5f_intervention_5f_parameter.A1" office:value-type="string">
                      <text:p text:style-name="P24"/>
                    </table:table-cell>
                    <table:table-cell table:style-name="production_5f_intervention_5f_parameter.A1" office:value-type="string">
                      <text:p text:style-name="P24"/>
                    </table:table-cell>
                    <table:table-cell table:style-name="production_5f_intervention_5f_parameter.A1" office:value-type="string">
                      <text:p text:style-name="P24"/>
                    </table:table-cell>
                    <table:table-cell table:style-name="production_5f_intervention_5f_parameter.A1" office:value-type="string">
                      <text:p text:style-name="P24"/>
                    </table:table-cell>
                  </table:table-row>
                </table:table>
                <text:p text:style-name="P27"/>
              </table:table-cell>
              <table:covered-table-cell/>
              <table:covered-table-cell/>
              <table:covered-table-cell/>
            </table:table-row>
          </table:table>
        </text:section>
        <text:p text:style-name="section_5f_title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officeooo:rsid="003d9b39" style:font-name-asian="DejaVu Sans Mono" style:font-family-asian="'DejaVu Sans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fo:font-weight="bold" officeooo:rsid="0025d88c" style:font-size-asian="6pt" style:font-weight-asian="bold" style:font-size-complex="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ction_5f_title" style:display-name="section_title" style:family="paragraph" style:parent-style-name="Standard" style:master-page-name="">
      <style:paragraph-properties fo:margin-top="0.499cm" fo:margin-bottom="0.199cm" loext:contextual-spacing="false" fo:text-align="center" style:justify-single-word="false" style:page-number="auto" fo:keep-with-next="always"/>
      <style:text-properties fo:color="#21409a" style:font-name="Lato" fo:font-family="Lato" style:font-pitch="variable" fo:font-size="10pt" style:text-underline-style="solid" style:text-underline-width="auto" style:text-underline-color="font-color" fo:font-weight="bold" officeooo:rsid="008de78f" style:font-size-asian="10pt" style:font-weight-asian="bold" style:font-size-complex="10pt" style:font-weight-complex="bold"/>
    </style:style>
    <style:style style:name="Table_20_Content_20_Title" style:display-name="Table Content Title" style:family="paragraph" style:parent-style-name="Table_20_Contents">
      <style:text-properties fo:color="#00a65d" style:font-name="Lato" fo:font-family="Lato" style:font-pitch="variable" fo:font-size="10pt" fo:font-weight="bold" officeooo:rsid="006bf970" style:font-name-asian="DejaVu Sans Mono" style:font-family-asian="'DejaVu Sans Mono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7.7cm" table:align="margins" table:border-model="separating"/>
    </style:style>
    <style:style style:name="header.A" style:family="table-column">
      <style:table-column-properties style:column-width="1.623cm" style:rel-column-width="3841*"/>
    </style:style>
    <style:style style:name="header.B" style:family="table-column">
      <style:table-column-properties style:column-width="16.84cm" style:rel-column-width="39842*"/>
    </style:style>
    <style:style style:name="header.C" style:family="table-column">
      <style:table-column-properties style:column-width="9.236cm" style:rel-column-width="21852*"/>
    </style:style>
    <style:style style:name="header.1" style:family="table-row">
      <style:table-row-properties style:min-row-height="1.508cm"/>
    </style:style>
    <style:style style:name="header.A1" style:family="table-cell">
      <style:table-cell-properties fo:padding="0.097cm" fo:border="none"/>
    </style:style>
    <style:style style:name="header.B1" style:family="table-cell">
      <style:table-cell-properties style:vertical-align="middle" fo:padding="0.097cm" fo:border="none"/>
    </style:style>
    <style:style style:name="footer" style:family="table">
      <style:table-properties style:width="27.693cm" table:align="left"/>
    </style:style>
    <style:style style:name="footer.A" style:family="table-column">
      <style:table-column-properties style:column-width="2.007cm"/>
    </style:style>
    <style:style style:name="footer.B" style:family="table-column">
      <style:table-column-properties style:column-width="23.701cm"/>
    </style:style>
    <style:style style:name="footer.C" style:family="table-column">
      <style:table-column-properties style:column-width="1.984cm"/>
    </style:style>
    <style:style style:name="footer.A1" style:family="table-cell">
      <style:table-cell-properties style:vertical-align="middle" fo:padding="0.097cm" fo:border="none"/>
    </style:style>
    <style:style style:name="MP1" style:family="paragraph" style:parent-style-name="Header">
      <style:text-properties fo:color="#0066b3"/>
    </style:style>
    <style:style style:name="MP2" style:family="paragraph" style:parent-style-name="Table_20_Contents">
      <style:paragraph-properties fo:text-align="start" style:justify-single-word="false"/>
      <style:text-properties style:font-name="Lato" fo:font-weight="bold" officeooo:rsid="001e717b" officeooo:paragraph-rsid="001e717b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MP5" style:family="paragraph" style:parent-style-name="Table_20_Contents">
      <style:paragraph-properties fo:text-align="end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officeooo:rsid="00674587" style:font-weight-asian="normal" style:font-weight-complex="normal"/>
    </style:style>
    <style:style style:name="MT3" style:family="text">
      <style:text-properties officeooo:rsid="0126a7de"/>
    </style:style>
    <style:style style:name="MT4" style:family="text">
      <style:text-properties fo:font-weight="bold" officeooo:rsid="0126a7de" style:font-weight-asian="bold" style:font-weight-complex="bold"/>
    </style:style>
    <style:style style:name="MT5" style:family="text">
      <style:text-properties officeooo:rsid="00beb5a9"/>
    </style:style>
    <style:style style:name="MT6" style:family="text">
      <style:text-properties fo:font-weight="bold" officeooo:rsid="00beb5a9" style:font-weight-asian="bold" style:font-weight-complex="bold"/>
    </style:style>
    <style:style style:name="MT7" style:family="text">
      <style:text-properties officeooo:rsid="0126f94e"/>
    </style:style>
    <style:style style:name="MT8" style:family="text">
      <style:text-properties fo:font-weight="bold" officeooo:rsid="00979360" style:font-weight-asian="bold" style:font-weight-complex="bold"/>
    </style:style>
    <style:style style:name="MT9" style:family="text">
      <style:text-properties officeooo:rsid="00a4603c"/>
    </style:style>
    <style:style style:name="MT10" style:family="text">
      <style:text-properties fo:font-weight="bold" officeooo:rsid="00a4603c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table:style-name="header.A1" office:value-type="string">
              <text:p text:style-name="Table_20_Contents"><draw:frame draw:style-name="Mfr1" draw:name="Image3" text:anchor-type="paragraph" svg:x="-0.034cm" svg:y="0cm" svg:width="1.346cm" svg:height="1.346cm" draw:z-index="3"><draw:image xlink:href="Pictures/10000108000067750000677551EAADF474FD5689.svg" xlink:type="simple" xlink:show="embed" xlink:actuate="onLoad" loext:mime-type="image/svg+xml"/><draw:image xlink:href="Pictures/10000201000002C3000002C3E6091A059954F616.png" xlink:type="simple" xlink:show="embed" xlink:actuate="onLoad" loext:mime-type="image/png"/></draw:frame></text:p>
            </table:table-cell>
            <table:table-cell table:style-name="header.B1" office:value-type="string">
              <text:p text:style-name="MP2">Gestion parcellaire<text:span text:style-name="MT1"> au </text:span><text:span text:style-name="MT2">[DOCUMENT_EXPORT_DATE]</text:span></text:p>
            </table:table-cell>
            <table:table-cell table:style-name="header.B1" office:value-type="string">
              <text:p text:style-name="Table_20_Contents"><draw:frame draw:style-name="Mfr1" draw:name="Image4" text:anchor-type="paragraph" svg:x="6.872cm" svg:y="0.026cm" svg:width="1.455cm" svg:height="1.311cm" draw:z-index="1"><draw:image xlink:href="Pictures/10000201000001E0000001E0CB9C3B97E450A439.png" xlink:type="simple" xlink:show="embed" xlink:actuate="onLoad" loext:mime-type="image/png"/></draw:frame></text:p>
            </table:table-cell>
          </table:table-row>
        </table:table>
        <text:p text:style-name="MP1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row table:style-name="TableLine94450634889872">
            <table:table-cell table:style-name="footer.A1" office:value-type="string">
              <text:p text:style-name="MP3"/>
            </table:table-cell>
            <table:table-cell table:style-name="footer.A1" office:value-type="string">
              <text:p text:style-name="MP3"><text:span text:style-name="MT3">Exploitation : </text:span><text:span text:style-name="MT4">[COMPANY_NAME]</text:span><text:span text:style-name="MT3"> </text:span><text:span text:style-name="MT4">[COMPANY_ADDRESS]</text:span><text:span text:style-name="MT3"> </text:span>– <text:span text:style-name="MT5">Siret : </text:span><text:span text:style-name="MT6">[COMPANY_SIRET]</text:span></text:p>
              <text:p text:style-name="MP4"><text:span text:style-name="MT7">Nom du f</text:span>ichier : <text:span text:style-name="MT8">[FILENAME]</text:span> - <text:span text:style-name="MT9">Imprimé le </text:span><text:span text:style-name="MT10">[PRINTED_AT]</text:span></text:p>
            </table:table-cell>
            <table:table-cell table:style-name="footer.A1" office:value-type="string">
              <text:p text:style-name="MP5">Page <text:page-number text:select-page="current">2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6T15:42:07.547724249</dc:date>
    <meta:editing-duration>PT12H2M50S</meta:editing-duration>
    <meta:editing-cycles>117</meta:editing-cycles>
    <meta:generator>LibreOffice/6.4.7.2$Linux_X86_64 LibreOffice_project/40$Build-2</meta:generator>
    <meta:document-statistic meta:table-count="8" meta:image-count="2" meta:object-count="0" meta:page-count="2" meta:paragraph-count="28" meta:word-count="67" meta:character-count="579" meta:non-whitespace-character-count="537"/>
  </office:meta>
</office:document-meta>
</file>